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5-07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5-05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5-02-2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4-10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4-06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4-04-1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4-02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3-11-0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3-06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3-04-1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3-01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2-10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2-06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2-04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2-02-0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1-10-1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1-06-30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1-04-07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1-02-1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